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edicatesTests.pathWi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edicatesTests.path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sTests.pat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s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edicatesTests.all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redicatesTests.headersC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sTests.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edicatesTests.initRequest( String httpMethod , String requestUri , @ Nullable Consumer &lt; MockHttpServletRequest &gt;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redicatesTests.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redicatesTests.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redicatesTests.initRequest( String httpMethod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edicatesTests.pathNo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redicatesTest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redicatesTests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redicatesTests.methodCorsPreF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PredicatesTests.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redicates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redicates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redicatesTests.path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